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9" style:family="table-cell">
      <style:table-cell-properties fo:padding="0.097cm" fo:border-left="0.05pt solid #000080" fo:border-right="none" fo:border-top="none" fo:border-bottom="0.05pt solid #000080"/>
    </style:style>
    <style:style style:name="Tabla10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1" style:family="table">
      <style:table-properties style:width="14.288cm" fo:margin-left="0.081cm" table:align="left"/>
    </style:style>
    <style:style style:name="Table1.A" style:family="table-column">
      <style:table-column-properties style:column-width="7.385cm"/>
    </style:style>
    <style:style style:name="Table1.B" style:family="table-column">
      <style:table-column-properties style:column-width="6.902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7" style:family="table-cell">
      <style:table-cell-properties fo:padding="0.097cm" fo:border-left="0.05pt solid #000080" fo:border-right="none" fo:border-top="none" fo:border-bottom="0.05pt solid #000080"/>
    </style:style>
    <style:style style:name="Table1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4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000080"/>
    </style:style>
    <style:style style:name="P7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8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0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1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1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1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14" style:family="paragraph" style:parent-style-name="Standard">
      <style:text-properties officeooo:paragraph-rsid="000952b1"/>
    </style:style>
    <style:style style:name="P15" style:family="paragraph" style:parent-style-name="Standard">
      <style:text-properties officeooo:rsid="000952b1" officeooo:paragraph-rsid="000952b1"/>
    </style:style>
    <style:style style:name="P16" style:family="paragraph" style:parent-style-name="Standard">
      <style:text-properties officeooo:rsid="000a41d9" officeooo:paragraph-rsid="000a41d9"/>
    </style:style>
    <style:style style:name="P17" style:family="paragraph" style:parent-style-name="Standard">
      <style:text-properties officeooo:paragraph-rsid="000a41d9"/>
    </style:style>
    <style:style style:name="P18" style:family="paragraph" style:parent-style-name="Standard">
      <style:text-properties officeooo:rsid="000db704" officeooo:paragraph-rsid="000db704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0" style:family="paragraph" style:parent-style-name="Standard">
      <style:text-properties officeooo:rsid="000952b1" officeooo:paragraph-rsid="000952b1"/>
    </style:style>
    <style:style style:name="P21" style:family="paragraph" style:parent-style-name="Standard">
      <style:text-properties officeooo:rsid="000a41d9" officeooo:paragraph-rsid="000a41d9"/>
    </style:style>
    <style:style style:name="P22" style:family="paragraph" style:parent-style-name="Standard">
      <style:text-properties style:font-name="Arial1" fo:font-size="11pt" fo:font-weight="normal" officeooo:rsid="0017007b" officeooo:paragraph-rsid="001062cd" style:font-size-asian="10.5pt" style:font-weight-asian="normal" style:font-weight-complex="normal"/>
    </style:style>
    <style:style style:name="P23" style:family="paragraph" style:parent-style-name="Standard">
      <style:text-properties officeooo:rsid="0017007b" officeooo:paragraph-rsid="001062cd"/>
    </style:style>
    <style:style style:name="P24" style:family="paragraph" style:parent-style-name="Standard">
      <style:text-properties officeooo:rsid="0017007b" officeooo:paragraph-rsid="0012c5e1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062cd" style:font-size-asian="12pt" style:font-size-complex="12pt"/>
    </style:style>
    <style:style style:name="P2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062cd" style:font-size-asian="10.5pt" style:font-weight-asian="normal" style:font-weight-complex="normal"/>
    </style:style>
    <style:style style:name="P2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062cd" style:font-size-asian="10.5pt" style:font-weight-asian="normal" style:font-weight-complex="normal"/>
    </style:style>
    <style:style style:name="P3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3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32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062cd" style:font-size-asian="10.5pt" style:font-weight-asian="normal" style:font-weight-complex="normal"/>
    </style:style>
    <style:style style:name="P3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062cd" style:font-size-asian="10.5pt" style:font-weight-asian="normal" style:font-weight-complex="normal"/>
    </style:style>
    <style:style style:name="P34" style:family="paragraph" style:parent-style-name="Text_20_body">
      <style:paragraph-properties fo:margin-top="0cm" fo:margin-bottom="0.212cm" style:contextual-spacing="false" fo:text-align="start" style:justify-single-word="false"/>
    </style:style>
    <style:style style:name="P35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1062cd"/>
    </style:style>
    <style:style style:name="P3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3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tyle="normal" officeooo:rsid="00170747" officeooo:paragraph-rsid="001062cd" style:font-style-asian="normal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062cd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tyle="normal" fo:font-weight="bold" officeooo:rsid="001062cd" officeooo:paragraph-rsid="001062cd" style:font-style-asian="normal" style:font-weight-asian="bold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80" fo:font-style="normal" officeooo:paragraph-rsid="001062cd" style:font-style-asian="normal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80" officeooo:paragraph-rsid="001062cd"/>
    </style:style>
    <style:style style:name="P43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44" style:family="paragraph" style:parent-style-name="Table_20_Contents">
      <style:paragraph-properties fo:text-align="center" style:justify-single-word="false"/>
      <style:text-properties officeooo:rsid="0011dc89" officeooo:paragraph-rsid="001062cd"/>
    </style:style>
    <style:style style:name="P45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46" style:family="paragraph" style:parent-style-name="Table_20_Contents">
      <style:paragraph-properties fo:text-align="center" style:justify-single-word="false"/>
      <style:text-properties officeooo:rsid="001716ec" officeooo:paragraph-rsid="001062cd"/>
    </style:style>
    <style:style style:name="P47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48" style:family="paragraph" style:parent-style-name="Table_20_Contents">
      <style:paragraph-properties fo:text-align="center" style:justify-single-word="false"/>
      <style:text-properties officeooo:rsid="0017007b" officeooo:paragraph-rsid="001062cd"/>
    </style:style>
    <style:style style:name="P49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5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062cd"/>
    </style:style>
    <style:style style:name="P5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5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062cd"/>
    </style:style>
    <style:style style:name="P5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5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062cd"/>
    </style:style>
    <style:style style:name="P5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952b1"/>
    </style:style>
    <style:style style:name="T9" style:family="text">
      <style:text-properties officeooo:rsid="000b7e9f"/>
    </style:style>
    <style:style style:name="T10" style:family="text">
      <style:text-properties officeooo:rsid="000f9289"/>
    </style:style>
    <style:style style:name="T11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12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3" style:family="text">
      <style:text-properties style:font-name="Arial1" fo:font-size="11pt" fo:font-weight="bold" officeooo:rsid="001b63a1" style:font-size-asian="10.5pt" style:font-weight-asian="bold" style:font-weight-complex="bold"/>
    </style:style>
    <style:style style:name="T1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15" style:family="text">
      <style:text-properties style:font-name="Arial1" fo:font-size="11pt" fo:font-weight="bold" officeooo:rsid="001062cd" style:font-size-asian="10.5pt" style:font-weight-asian="bold" style:font-weight-complex="bold"/>
    </style:style>
    <style:style style:name="T16" style:family="text">
      <style:text-properties officeooo:rsid="001062cd"/>
    </style:style>
    <style:style style:name="T17" style:family="text">
      <style:text-properties officeooo:rsid="001da725"/>
    </style:style>
    <style:style style:name="T18" style:family="text">
      <style:text-properties officeooo:rsid="0017007b"/>
    </style:style>
    <style:style style:name="T19" style:family="text">
      <style:text-properties officeooo:rsid="0012c5e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1"><text:span text:style-name="T6">UT4. </text:span><text:span text:style-name="T16">Prueba práctica. Parte 1</text:span></text:p>
      <text:p text:style-name="P34"><text:span text:style-name="T5"/></text:p>
      <text:p text:style-name="P34"><text:span text:style-name="T5">1. Clasifica los siguientes números de dirección IP según su clase: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Dirección </text:p>
          </table:table-cell>
          <table:table-cell table:style-name="Tabla7.B1" office:value-type="string">
            <text:p text:style-name="P5">Clase</text:p>
          </table:table-cell>
        </table:table-row>
        <table:table-row>
          <table:table-cell table:style-name="Tabla7.A8" office:value-type="string">
            <text:p text:style-name="P36">172.30.245.2</text:p>
          </table:table-cell>
          <table:table-cell table:style-name="Tabla7.B8" office:value-type="string">
            <text:p text:style-name="P6"/>
          </table:table-cell>
        </table:table-row>
        <table:table-row>
          <table:table-cell table:style-name="Tabla7.A8" office:value-type="string">
            <text:p text:style-name="P8"><text:span text:style-name="T7">191</text:span>.<text:span text:style-name="T7">23</text:span>.<text:span text:style-name="T10">2</text:span>1.<text:span text:style-name="T10">5</text:span>1</text:p>
          </table:table-cell>
          <table:table-cell table:style-name="Tabla7.B8" office:value-type="string">
            <text:p text:style-name="P6"/>
          </table:table-cell>
        </table:table-row>
        <table:table-row>
          <table:table-cell table:style-name="Tabla7.A8" office:value-type="string">
            <text:p text:style-name="P8">3.11.35.<text:span text:style-name="T7">2</text:span>32</text:p>
          </table:table-cell>
          <table:table-cell table:style-name="Tabla7.B8" office:value-type="string">
            <text:p text:style-name="P6"/>
          </table:table-cell>
        </table:table-row>
        <table:table-row>
          <table:table-cell table:style-name="Tabla7.A8" office:value-type="string">
            <text:p text:style-name="P8"><text:span text:style-name="T10">195</text:span>.1.<text:span text:style-name="T7">2</text:span>34.<text:span text:style-name="T7">1</text:span></text:p>
          </table:table-cell>
          <table:table-cell table:style-name="Tabla7.B8" office:value-type="string">
            <text:p text:style-name="P6"/>
          </table:table-cell>
        </table:table-row>
        <table:table-row>
          <table:table-cell table:style-name="Tabla7.A6" office:value-type="string">
            <text:p text:style-name="P8"><text:span text:style-name="T7">230</text:span>.33.12.3</text:p>
          </table:table-cell>
          <table:table-cell table:style-name="Tabla7.B6" office:value-type="string">
            <text:p text:style-name="P6"/>
          </table:table-cell>
        </table:table-row>
        <table:table-row>
          <table:table-cell table:style-name="Tabla7.A8" office:value-type="string">
            <text:p text:style-name="P8">1<text:span text:style-name="T10">000</text:span>01000010000100101100<text:span text:style-name="T7">11111111</text:span></text:p>
          </table:table-cell>
          <table:table-cell table:style-name="Tabla7.B8" office:value-type="string">
            <text:p text:style-name="P6"/>
          </table:table-cell>
        </table:table-row>
        <table:table-row>
          <table:table-cell table:style-name="Tabla7.A8" office:value-type="string">
            <text:p text:style-name="P8"><text:span text:style-name="T10">1</text:span>1011111100111000001110000101100</text:p>
          </table:table-cell>
          <table:table-cell table:style-name="Tabla7.B8" office:value-type="string">
            <text:p text:style-name="P6"/>
          </table:table-cell>
        </table:table-row>
        <table:table-row>
          <table:table-cell table:style-name="Tabla7.A9" office:value-type="string">
            <text:p text:style-name="P8"><text:span text:style-name="T7">1110</text:span>0101000010000111110100100010</text:p>
          </table:table-cell>
          <table:table-cell table:style-name="Tabla7.B9" office:value-type="string">
            <text:p text:style-name="P6"/>
          </table:table-cell>
        </table:table-row>
      </table:table>
      <text:p text:style-name="P4"/>
      <text:p text:style-name="Standard"><text:span text:style-name="T10">2</text:span>. Dadas las siguientes direcciones IP <text:span text:style-name="T10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5">Dirección </text:p>
          </table:table-cell>
          <table:table-cell table:style-name="Tabla9.A1" office:value-type="string">
            <text:p text:style-name="P5">Dirección de red</text:p>
          </table:table-cell>
          <table:table-cell table:style-name="Tabla9.A1" office:value-type="string">
            <text:p text:style-name="P5">Dirección de broadcast </text:p>
          </table:table-cell>
          <table:table-cell table:style-name="Tabla9.D1" office:value-type="string">
            <text:p text:style-name="P5">Número de equipos</text:p>
          </table:table-cell>
        </table:table-row>
        <table:table-row>
          <table:table-cell table:style-name="Tabla9.A3" office:value-type="string">
            <text:p text:style-name="P37">24.35.4.1</text:p>
          </table:table-cell>
          <table:table-cell table:style-name="Tabla9.B2" office:value-type="string">
            <text:p text:style-name="P7"/>
          </table:table-cell>
          <table:table-cell table:style-name="Tabla9.C2" office:value-type="string">
            <text:p text:style-name="P7"/>
          </table:table-cell>
          <table:table-cell table:style-name="Tabla9.D2" office:value-type="string">
            <text:p text:style-name="P7"/>
          </table:table-cell>
        </table:table-row>
        <table:table-row>
          <table:table-cell table:style-name="Tabla9.A3" office:value-type="string">
            <text:p text:style-name="P37">195.240.13.11</text:p>
          </table:table-cell>
          <table:table-cell table:style-name="Tabla9.B3" office:value-type="string">
            <text:p text:style-name="P7"/>
          </table:table-cell>
          <table:table-cell table:style-name="Tabla9.C3" office:value-type="string">
            <text:p text:style-name="P7"/>
          </table:table-cell>
          <table:table-cell table:style-name="Tabla9.D3" office:value-type="string">
            <text:p text:style-name="P7"/>
          </table:table-cell>
        </table:table-row>
        <table:table-row>
          <table:table-cell table:style-name="Tabla9.A4" office:value-type="string">
            <text:p text:style-name="P9"><text:span text:style-name="T10">110</text:span>10100001000010010110010000001</text:p>
          </table:table-cell>
          <table:table-cell table:style-name="Tabla9.B4" office:value-type="string">
            <text:p text:style-name="P7"/>
          </table:table-cell>
          <table:table-cell table:style-name="Tabla9.C4" office:value-type="string">
            <text:p text:style-name="P7"/>
          </table:table-cell>
          <table:table-cell table:style-name="Tabla9.D4" office:value-type="string">
            <text:p text:style-name="P7"/>
          </table:table-cell>
        </table:table-row>
      </table:table>
      <text:p text:style-name="Standard"/>
      <text:p text:style-name="P24"><text:span text:style-name="T19">3</text:span>. Indicar a que tipo de direcciones pertenece cada una de las siguientes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Dirección IPv6</text:p>
          </table:table-cell>
          <table:table-cell table:style-name="Table1.B1" office:value-type="string">
            <text:p text:style-name="P47">Tipo</text:p>
          </table:table-cell>
        </table:table-row>
        <table:table-row>
          <table:table-cell table:style-name="Table1.A2" office:value-type="string">
            <text:p text:style-name="P51">f<text:span text:style-name="T16">e90</text:span>:<text:span text:style-name="T16">a</text:span>56:<text:span text:style-name="T16">11aa</text:span>::<text:span text:style-name="T16">efa</text:span></text:p>
          </table:table-cell>
          <table:table-cell table:style-name="Table1.B2" office:value-type="string">
            <text:p text:style-name="P43"/>
          </table:table-cell>
        </table:table-row>
        <table:table-row>
          <table:table-cell table:style-name="Table1.A3" office:value-type="string">
            <text:p text:style-name="P53">::</text:p>
          </table:table-cell>
          <table:table-cell table:style-name="Table1.B3" office:value-type="string">
            <text:p text:style-name="P43"/>
          </table:table-cell>
        </table:table-row>
        <table:table-row>
          <table:table-cell table:style-name="Table1.A4" office:value-type="string">
            <text:p text:style-name="P51">fc<text:span text:style-name="T16">1</text:span>1:<text:span text:style-name="T16">aa2</text:span>3:acd2::<text:span text:style-name="T16">f1</text:span>:30</text:p>
          </table:table-cell>
          <table:table-cell table:style-name="Table1.B4" office:value-type="string">
            <text:p text:style-name="P43"/>
          </table:table-cell>
        </table:table-row>
        <table:table-row>
          <table:table-cell table:style-name="Table1.A7" office:value-type="string">
            <text:p text:style-name="P53">2a00:1450:4007:803::1017</text:p>
          </table:table-cell>
          <table:table-cell table:style-name="Table1.B7" office:value-type="string">
            <text:p text:style-name="P43"/>
          </table:table-cell>
        </table:table-row>
        <table:table-row>
          <table:table-cell table:style-name="Table1.A7" office:value-type="string">
            <text:p text:style-name="P51">ff0e::1:2:3:4 </text:p>
          </table:table-cell>
          <table:table-cell table:style-name="Table1.B7" office:value-type="string">
            <text:p text:style-name="P43"/>
          </table:table-cell>
        </table:table-row>
        <table:table-row>
          <table:table-cell table:style-name="Table1.A7" office:value-type="string">
            <text:p text:style-name="P51"><text:span text:style-name="T16">3</text:span>d00:a:b:17c2::1</text:p>
          </table:table-cell>
          <table:table-cell table:style-name="Table1.B7" office:value-type="string">
            <text:p text:style-name="P43"/>
          </table:table-cell>
        </table:table-row>
      </table:table>
      <text:p text:style-name="P28"/>
      <text:p text:style-name="P30"><text:span text:style-name="T19">4</text:span>. <text:span text:style-name="T18">Comprimir al máximo las siguientes direcciones IPv6</text:span>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Dirección IPv6</text:p>
          </table:table-cell>
          <table:table-cell table:style-name="Table2.B1" office:value-type="string">
            <text:p text:style-name="P49">Dirección IPv6 Comprimida</text:p>
          </table:table-cell>
        </table:table-row>
        <table:table-row>
          <table:table-cell table:style-name="Table2.A3" office:value-type="string">
            <text:p text:style-name="P55"><text:span text:style-name="T16">3</text:span>00<text:span text:style-name="T16">0</text:span>:0ac5:0000:0000:00<text:span text:style-name="T16">00</text:span>:0000:<text:span text:style-name="T16">5</text:span>000:0001</text:p>
          </table:table-cell>
          <table:table-cell table:style-name="Table2.B3" office:value-type="string">
            <text:p text:style-name="P43"/>
          </table:table-cell>
        </table:table-row>
        <table:table-row>
          <table:table-cell table:style-name="Table2.A3" office:value-type="string">
            <text:p text:style-name="P55"><text:span text:style-name="T16">fea0</text:span>:0000:3<text:span text:style-name="T16">76</text:span>1:0000:0000:0000:0<text:span text:style-name="T16">f</text:span>00:1fe5</text:p>
          </table:table-cell>
          <table:table-cell table:style-name="Table2.B3" office:value-type="string">
            <text:p text:style-name="P43"/>
          </table:table-cell>
        </table:table-row>
        <text:soft-page-break/>
        <table:table-row>
          <table:table-cell table:style-name="Table2.A4" office:value-type="string">
            <text:p text:style-name="P55">2001:026a:3000:0000:0000:0<text:span text:style-name="T16">00</text:span>5:<text:span text:style-name="T16">98ff</text:span>:00af</text:p>
          </table:table-cell>
          <table:table-cell table:style-name="Table2.B4" office:value-type="string">
            <text:p text:style-name="P43"/>
          </table:table-cell>
        </table:table-row>
        <table:table-row>
          <table:table-cell table:style-name="Table2.A5" office:value-type="string">
            <text:p text:style-name="P55">0000:0000:0000:0000:0000:0000:00<text:span text:style-name="T16">25</text:span>:0<text:span text:style-name="T16">e</text:span>23</text:p>
          </table:table-cell>
          <table:table-cell table:style-name="Table2.B5" office:value-type="string">
            <text:p text:style-name="P43"/>
          </table:table-cell>
        </table:table-row>
      </table:table>
      <text:p text:style-name="P31"/>
      <text:p text:style-name="Standard"/>
      <text:p text:style-name="Standard"><text:span text:style-name="T10">3</text:span>. <text:span text:style-name="T8">Una empresa dispone para acceder a Internet de un router ADSL que le provee de una única IP pública (30.31.32.33) y en sus instalaciones hay 400 PC de escritorio, una impresora de red y un equipo servidor.</text:span></text:p>
      <text:p text:style-name="Standard"/>
      <text:p text:style-name="P15">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">Parámetro <text:span text:style-name="T9">IP</text:span></text:p>
          </table:table-cell>
          <table:table-cell table:style-name="Tabla10.B1" office:value-type="string">
            <text:p text:style-name="P5">valor</text:p>
          </table:table-cell>
        </table:table-row>
        <table:table-row>
          <table:table-cell table:style-name="Tabla10.A7" office:value-type="string">
            <text:p text:style-name="P13">Clase de la red</text:p>
          </table:table-cell>
          <table:table-cell table:style-name="Tabla10.B7" office:value-type="string">
            <text:p text:style-name="P6"/>
          </table:table-cell>
        </table:table-row>
        <table:table-row>
          <table:table-cell table:style-name="Tabla10.A7" office:value-type="string">
            <text:p text:style-name="P13">Máscara de red</text:p>
          </table:table-cell>
          <table:table-cell table:style-name="Tabla10.B7" office:value-type="string">
            <text:p text:style-name="P6"/>
          </table:table-cell>
        </table:table-row>
        <table:table-row>
          <table:table-cell table:style-name="Tabla10.A4" office:value-type="string">
            <text:p text:style-name="P11">Dirección de red</text:p>
          </table:table-cell>
          <table:table-cell table:style-name="Tabla10.B4" office:value-type="string">
            <text:p text:style-name="P6"/>
          </table:table-cell>
        </table:table-row>
        <table:table-row>
          <table:table-cell table:style-name="Tabla10.A7" office:value-type="string">
            <text:p text:style-name="P11">Dirección de broadcast</text:p>
          </table:table-cell>
          <table:table-cell table:style-name="Tabla10.B7" office:value-type="string">
            <text:p text:style-name="P6"/>
          </table:table-cell>
        </table:table-row>
        <table:table-row>
          <table:table-cell table:style-name="Tabla10.A7" office:value-type="string">
            <text:p text:style-name="P10">Dirección<text:span text:style-name="T8"> privada </text:span>del router</text:p>
          </table:table-cell>
          <table:table-cell table:style-name="Tabla10.B7" office:value-type="string">
            <text:p text:style-name="P6"/>
          </table:table-cell>
        </table:table-row>
        <table:table-row>
          <table:table-cell table:style-name="Tabla10.A7" office:value-type="string">
            <text:p text:style-name="P11">Dirección del primer equipo de la red</text:p>
          </table:table-cell>
          <table:table-cell table:style-name="Tabla10.B7" office:value-type="string">
            <text:p text:style-name="P6"/>
          </table:table-cell>
        </table:table-row>
        <table:table-row>
          <table:table-cell table:style-name="Tabla10.A8" office:value-type="string">
            <text:p text:style-name="P11">Dirección del último equipo de la red</text:p>
          </table:table-cell>
          <table:table-cell table:style-name="Tabla10.B8" office:value-type="string">
            <text:p text:style-name="P6"/>
          </table:table-cell>
        </table:table-row>
        <table:table-row>
          <table:table-cell table:style-name="Tabla10.A9" office:value-type="string">
            <text:p text:style-name="P12">Dirección de la puerta de enlace predeterminada de los equipos de la red</text:p>
          </table:table-cell>
          <table:table-cell table:style-name="Tabla10.B9" office:value-type="string">
            <text:p text:style-name="P6"/>
          </table:table-cell>
        </table:table-row>
      </table:table>
      <text:p text:style-name="Standard"/>
      <text:p text:style-name="P16"/>
      <text:p text:style-name="P35"><text:span text:style-name="T12">4. </text:span><text:span text:style-name="T11">Una organización que tiene asignada la dirección IP </text:span><text:span text:style-name="T12">de rec de clase C</text:span><text:span text:style-name="T11"> 1</text:span><text:span text:style-name="T12">95</text:span><text:span text:style-name="T11">.1</text:span><text:span text:style-name="T12">0</text:span><text:span text:style-name="T11">.</text:span><text:span text:style-name="T12">11</text:span><text:span text:style-name="T11">.0 nos encarga su división en </text:span><text:span text:style-name="T15">cinco</text:span><text:span text:style-name="T14"> subredes</text:span><text:span text:style-name="T11">. Responde a las siguientes preguntas</text:span></text:p>
      <text:p text:style-name="P32">¿Cuantos bits debemos tomar de la parte de host para poder crear <text:span text:style-name="T16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/>
          </table:table-cell>
        </table:table-row>
      </table:table>
      <text:p text:style-name="P32"/>
      <text:p text:style-name="P32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/>
          </table:table-cell>
        </table:table-row>
      </table:table>
      <text:p text:style-name="P33"/>
      <text:p text:style-name="P32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6"/>
          </table:table-cell>
        </table:table-row>
      </table:table>
      <text:p text:style-name="P33"/>
      <text:p text:style-name="P32">¿Como quedará expresada la dirección IP de 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6"/>
          </table:table-cell>
        </table:table-row>
      </table:table>
      <text:p text:style-name="P32"/>
      <text:p text:style-name="P32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office:value-type="string">
            <text:p text:style-name="P38">Subred</text:p>
          </table:table-cell>
          <table:table-cell table:style-name="Tabla6.A1" office:value-type="string">
            <text:p text:style-name="P38">Dirección de subred</text:p>
          </table:table-cell>
          <table:table-cell table:style-name="Tabla6.A1" office:value-type="string">
            <text:p text:style-name="P38">Dirección de difusión</text:p>
          </table:table-cell>
          <table:table-cell table:style-name="Tabla6.D1" office:value-type="string">
            <text:p text:style-name="P38">Rango de la subred</text:p>
          </table:table-cell>
        </table:table-row>
        <table:table-row>
          <table:table-cell table:style-name="Tabla6.A2" office:value-type="string">
            <text:p text:style-name="P39">0</text:p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1"/>
          </table:table-cell>
          <table:table-cell table:style-name="Tabla6.D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39">1</text:p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1"/>
          </table:table-cell>
          <table:table-cell table:style-name="Tabla6.D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39">2</text:p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1"/>
          </table:table-cell>
          <table:table-cell table:style-name="Tabla6.D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40">3</text:p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1"/>
          </table:table-cell>
          <table:table-cell table:style-name="Tabla6.D2" office:value-type="string">
            <text:p text:style-name="P41"/>
          </table:table-cell>
        </table:table-row>
        <table:table-row>
          <table:table-cell table:style-name="Tabla6.A2" office:value-type="string">
            <text:p text:style-name="P40">4</text:p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1"/>
          </table:table-cell>
          <table:table-cell table:style-name="Tabla6.D2" office:value-type="string">
            <text:p text:style-name="P41"/>
          </table:table-cell>
        </table:table-row>
      </table:table>
      <text:p text:style-name="P3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26T06:21:09.313396756</dc:date>
    <dc:creator>ivan </dc:creator>
    <meta:editing-duration>PT5H26M55S</meta:editing-duration>
    <meta:editing-cycles>40</meta:editing-cycles>
    <meta:generator>LibreOffice/4.1.3.2$Linux_x86 LibreOffice_project/410m0$Build-2</meta:generator>
    <meta:document-statistic meta:table-count="10" meta:image-count="1" meta:object-count="0" meta:page-count="3" meta:paragraph-count="65" meta:word-count="320" meta:character-count="2191" meta:non-whitespace-character-count="1930"/>
  </office:meta>
</office:document-meta>
</file>